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8" style:parent-style-name="Heading1" style:family="paragraph">
      <style:text-properties fo:font-weight="bold" style:font-weight-asian="bold" style:font-weight-complex="bold"/>
    </style:style>
    <style:style style:name="P9" style:parent-style-name="ListParagraph" style:family="paragraph"/>
    <style:style style:name="T10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11" style:parent-style-name="Hyperlink" style:family="text">
      <style:text-properties fo:language="en" fo:country="CA" style:language-asian="zh" style:country-asian="CN" style:language-complex="hi" style:country-complex="IN"/>
    </style:style>
    <style:style style:name="T12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P13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14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15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16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17" style:parent-style-name="ListParagraph" style:family="paragraph"/>
    <style:style style:name="T18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P19" style:parent-style-name="ListParagraph" style:family="paragraph"/>
    <style:style style:name="T20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21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22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23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24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T25" style:parent-style-name="DefaultParagraphFont" style:family="text">
      <style:text-properties fo:language="en" fo:country="CA" style:language-asian="zh" style:country-asian="CN" style:language-complex="hi" style:country-complex="IN"/>
    </style:style>
    <style:style style:name="P26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27" style:parent-style-name="ListParagraph" style:family="paragraph">
      <style:text-properties fo:language="en" fo:country="CA" style:language-asian="zh" style:country-asian="CN" style:language-complex="hi" style:country-complex="IN"/>
    </style:style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>
      <style:text-properties style:language-asian="zh" style:country-asian="CN" style:language-complex="hi" style:country-complex="IN"/>
    </style:style>
    <style:style style:name="P33" style:parent-style-name="ListParagraph" style:family="paragraph">
      <style:text-properties style:language-asian="zh" style:country-asian="CN" style:language-complex="hi" style:country-complex="IN"/>
    </style:style>
    <style:style style:name="P34" style:parent-style-name="ListParagraph" style:family="paragraph">
      <style:text-properties style:language-asian="zh" style:country-asian="CN" style:language-complex="hi" style:country-complex="IN"/>
    </style:style>
    <style:style style:name="P35" style:parent-style-name="ListParagraph" style:family="paragraph"/>
    <style:style style:name="T36" style:parent-style-name="DefaultParagraphFont" style:family="text">
      <style:text-properties style:language-asian="zh" style:country-asian="CN" style:language-complex="hi" style:country-complex="IN"/>
    </style:style>
    <style:style style:name="P37" style:parent-style-name="Normal" style:family="paragraph">
      <style:text-properties style:language-asian="zh" style:country-asian="CN" style:language-complex="hi" style:country-complex="IN"/>
    </style:style>
    <style:style style:name="P38" style:parent-style-name="ListParagraph" style:family="paragraph">
      <style:text-properties style:language-asian="zh" style:country-asian="CN" style:language-complex="hi" style:country-complex="IN"/>
    </style:style>
    <style:style style:name="P39" style:parent-style-name="ListParagraph" style:family="paragraph">
      <style:text-properties style:language-asian="zh" style:country-asian="CN" style:language-complex="hi" style:country-complex="IN"/>
    </style:style>
    <style:style style:name="P40" style:parent-style-name="ListParagraph" style:family="paragraph">
      <style:text-properties style:language-asian="zh" style:country-asian="CN" style:language-complex="hi" style:country-complex="IN"/>
    </style:style>
    <style:style style:name="P41" style:parent-style-name="ListParagraph" style:family="paragraph">
      <style:text-properties style:language-asian="zh" style:country-asian="CN" style:language-complex="hi" style:country-complex="IN"/>
    </style:style>
    <style:style style:name="P42" style:parent-style-name="Normal" style:family="paragraph">
      <style:paragraph-properties fo:margin-left="0.25in">
        <style:tab-stops/>
      </style:paragraph-properties>
      <style:text-properties style:language-asian="zh" style:country-asian="CN" style:language-complex="hi" style:country-complex="IN"/>
    </style:style>
    <style:style style:name="P43" style:parent-style-name="Normal" style:family="paragraph">
      <style:paragraph-properties fo:margin-left="0.25in">
        <style:tab-stops/>
      </style:paragraph-properties>
      <style:text-properties style:language-asian="zh" style:country-asian="CN" style:language-complex="hi" style:country-complex="IN"/>
    </style:style>
    <style:style style:name="P4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style:language-asian="zh" style:country-asian="CN" style:language-complex="hi" style:country-complex="IN"/>
    </style:style>
    <style:style style:name="P45" style:parent-style-name="ListParagraph" style:family="paragraph">
      <style:text-properties style:language-asian="zh" style:country-asian="CN" style:language-complex="hi" style:country-complex="IN"/>
    </style:style>
    <style:style style:name="P46" style:parent-style-name="ListParagraph" style:family="paragraph">
      <style:text-properties style:language-asian="zh" style:country-asian="CN" style:language-complex="hi" style:country-complex="IN"/>
    </style:style>
    <style:style style:name="P47" style:parent-style-name="ListParagraph" style:family="paragraph">
      <style:text-properties style:language-asian="zh" style:country-asian="CN" style:language-complex="hi" style:country-complex="IN"/>
    </style:style>
    <style:style style:name="P48" style:parent-style-name="ListParagraph" style:family="paragraph">
      <style:text-properties style:language-asian="zh" style:country-asian="CN" style:language-complex="hi" style:country-complex="IN"/>
    </style:style>
    <style:style style:name="P49" style:parent-style-name="ListParagraph" style:family="paragraph">
      <style:text-properties style:language-asian="zh" style:country-asian="CN" style:language-complex="hi" style:country-complex="IN"/>
    </style:style>
    <style:style style:name="P50" style:parent-style-name="ListParagraph" style:family="paragraph">
      <style:text-properties style:language-asian="zh" style:country-asian="CN" style:language-complex="hi" style:country-complex="IN"/>
    </style:style>
    <style:style style:name="P51" style:parent-style-name="ListParagraph" style:family="paragraph">
      <style:text-properties style:language-asian="zh" style:country-asian="CN" style:language-complex="hi" style:country-complex="IN"/>
    </style:style>
    <style:style style:name="P52" style:parent-style-name="ListParagraph" style:family="paragraph">
      <style:text-properties style:language-asian="zh" style:country-asian="CN" style:language-complex="hi" style:country-complex="IN"/>
    </style:style>
    <style:style style:name="P53" style:parent-style-name="ListParagraph" style:family="paragraph">
      <style:text-properties style:language-asian="zh" style:country-asian="CN" style:language-complex="hi" style:country-complex="IN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T55" style:parent-style-name="DefaultParagraphFont" style:family="text">
      <style:text-properties fo:language="fr" fo:country="CA" style:language-asian="zh" style:country-asian="CN" style:language-complex="hi" style:country-complex="IN"/>
    </style:style>
    <style:style style:name="T56" style:parent-style-name="Hyperlink" style:family="text">
      <style:text-properties fo:language="fr" fo:country="CA" style:language-asian="zh" style:country-asian="CN" style:language-complex="hi" style:country-complex="IN"/>
    </style:style>
    <style:style style:name="P5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fr" fo:country="CA" style:language-asian="zh" style:country-asian="CN" style:language-complex="hi" style:country-complex="IN"/>
    </style:style>
    <style:style style:name="P58" style:parent-style-name="Normal" style:family="paragraph">
      <style:paragraph-properties fo:margin-left="0.25in">
        <style:tab-stops/>
      </style:paragraph-properties>
      <style:text-properties fo:language="fr" fo:country="CA" style:language-asian="zh" style:country-asian="CN" style:language-complex="hi" style:country-complex="IN"/>
    </style:style>
    <style:style style:name="P59" style:parent-style-name="Normal" style:family="paragraph">
      <style:paragraph-properties fo:margin-left="0.25in">
        <style:tab-stops/>
      </style:paragraph-properties>
      <style:text-properties fo:language="fr" fo:country="CA" style:language-asian="zh" style:country-asian="CN" style:language-complex="hi" style:country-complex="IN"/>
    </style:style>
  </office:automatic-styles>
  <office:body>
    <office:text text:use-soft-page-breaks="true">
      <text:p text:style-name="P1">INSTALL</text:p>
      <text:p text:style-name="Normal"/>
      <text:p text:style-name="Normal">The following installation process guideline describes the necessary steps to take to set up a web server and deploy a website online. This installation process<text:s/>was<text:s/>performed on Debian 11 “Bullseye” but<text:s/>may be done on other GNU/Linux distributions as well (please refer to the manual of your distribution for further clarifications).<text:s/></text:p>
      <text:p text:style-name="Normal"/>
      <text:h text:style-name="P8" text:outline-level="1">Setting up a public repository to manage the website content</text:h>
      <text:h text:style-name="Heading2" text:outline-level="2">Setting up the remote repository on GitHub</text:h>
      <text:list text:style-name="LFO1" text:continue-numbering="true">
        <text:list-item>
          <text:p text:style-name="P9"><text:span text:style-name="T10">Go to the GitHub website (</text:span><text:a xlink:href="https://github.com/" office:target-frame-name="_top" xlink:show="replace"><text:span text:style-name="T11">https://github.com/</text:span></text:a><text:span text:style-name="T12">) and login to your GitHub account (‘Sign In’); if not already done, create an account by clicking ‘Sign Up’ and follow the steps.</text:span></text:p>
        </text:list-item>
        <text:list-item>
          <text:p text:style-name="P13">Create a new repository by clicking the ‘New’ button and follow the steps:</text:p>
          <text:list text:continue-numbering="true">
            <text:list-item>
              <text:p text:style-name="P14">Choose a repository name</text:p>
            </text:list-item>
            <text:list-item>
              <text:p text:style-name="P15">Write a description (optional)</text:p>
            </text:list-item>
            <text:list-item>
              <text:p text:style-name="P16">Choose the option to make the repository ‘Public’ or ‘Private’ (for the purpose of this website, the repository is public)</text:p>
            </text:list-item>
            <text:list-item>
              <text:p text:style-name="P17"><text:span text:style-name="T18">Initialize the repository with a README file and a license (the license we have chosen for this website is the ‘</text:span>GNU General Public License v3.0’)</text:p>
            </text:list-item>
          </text:list>
        </text:list-item>
      </text:list>
      <text:h text:style-name="Heading2" text:outline-level="2"/>
      <text:h text:style-name="Heading2" text:outline-level="2">Setting up the<text:s/>local<text:s/>repository on<text:s/>your GNU/Linux machine</text:h>
      <text:list text:style-name="LFO3" text:continue-numbering="true">
        <text:list-item>
          <text:p text:style-name="P19"><text:span text:style-name="T20">Install the</text:span><text:span text:style-name="T21"><text:s/>local</text:span><text:span text:style-name="T22"><text:s/>Git</text:span><text:span text:style-name="T23"><text:s/>client</text:span><text:span text:style-name="T24"><text:s/>on your machine through the terminal</text:span><text:span text:style-name="T25"><text:s/>with the following command:<text:s/></text:span>apt install git</text:p>
        </text:list-item>
      </text:list>
      <text:p text:style-name="P26">Note you may need to install by using the sudo command or by login into the superuser account</text:p>
      <text:list text:style-name="LFO3" text:continue-numbering="true">
        <text:list-item>
          <text:p text:style-name="P27">Set up the basic Git configuration with the following commands:</text:p>
          <text:list text:continue-numbering="true">
            <text:list-item>
              <text:p text:style-name="P28">git config --global user.name "username": replace the username with your<text:s/>GitHub<text:s/>username</text:p>
            </text:list-item>
            <text:list-item>
              <text:p text:style-name="P29">git config --global user.email "email": replace the<text:s/>email with your email (should be the same that was used to sign up with GitHub)</text:p>
            </text:list-item>
            <text:list-item>
              <text:p text:style-name="P30">git config --global core.editor "vim": choose your preferred text editor, in this case vim was chosen</text:p>
            </text:list-item>
            <text:list-item>
              <text:p text:style-name="P31">git config --global –list: use this command to verify the configuration</text:p>
            </text:list-item>
          </text:list>
        </text:list-item>
        <text:list-item>
          <text:p text:style-name="P32">Clone the remote repository to your local machine:</text:p>
          <text:list text:continue-numbering="true">
            <text:list-item>
              <text:p text:style-name="P33">Either navigate to the folder where you want to save the repository<text:s/>using<text:s/>the cd command (e.g. cd Documents) or specify the folder when you use the clone command</text:p>
            </text:list-item>
            <text:list-item>
              <text:p text:style-name="P34">Copy the repository URL from GitHub (click the ‘Code’ button to see the HTTPS URL)</text:p>
            </text:list-item>
            <text:list-item>
              <text:p text:style-name="P35"><text:span text:style-name="T36">Clone the repository through the terminal using the following command:<text:s/></text:span>git clone<text:s/>URL (replace URL with the repository URL)</text:p>
            </text:list-item>
          </text:list>
        </text:list-item>
      </text:list>
      <text:p text:style-name="P37"/>
      <text:h text:style-name="Heading2" text:outline-level="2">Pushing changes from the local to the remote repository</text:h>
      <text:list text:style-name="LFO4" text:continue-numbering="true">
        <text:list-item>
          <text:p text:style-name="P38">After creating a file in the local project repository, add the file<text:s/>in the working directory<text:s/>to the staging area (this file will be “staged” to<text:s/>the commit) by using the following command: git add “filename” (replace filename with the name of the file to be added)</text:p>
        </text:list-item>
        <text:list-item>
          <text:p text:style-name="P39">Commit the file staged in your local repository by using the command: git commit -m “massage” (replace message with a description or message pertaining to the changes that were made to the file or repository).</text:p>
        </text:list-item>
        <text:list-item>
          <text:p text:style-name="P40">Push the file in your local repository to GitHub<text:s/>with the command: git push. It will ask for your GitHub username and password.</text:p>
        </text:list-item>
        <text:list-item>
          <text:p text:style-name="P41">Use the same steps to commit and push a file that has been modified/deleted<text:s/>or to push multiple files<text:s/>that have been created/modified/deleted, and even folders, to the GitHub remote repository.<text:s/></text:p>
        </text:list-item>
      </text:list>
      <text:p text:style-name="P42">UPDATE</text:p>
      <text:p text:style-name="P43">Beginning August 13, 2021,<text:s/>GitHub<text:s/>will no longer accept account passwords when authenticating Git operations on GitHub.com. This affects command line access, desktop applications using Git (GitHub Desktop is unaffected), and any apps/services that access Git repositories on GitHub.com directly using your password. To push<text:s/>to GitHub, you<text:s/>will<text:s/>need to either create a<text:s/>personal access token or use SSH keys to authenticate Git operations.</text:p>
      <text:p text:style-name="P44">Using personal tokens:</text:p>
      <text:list text:style-name="LFO5" text:continue-numbering="true">
        <text:list-item>
          <text:p text:style-name="P45">In the upper-right corner of any page, click your profile<text:s/>icon, then click Settings.</text:p>
        </text:list-item>
        <text:list-item>
          <text:p text:style-name="P46">In the left sidebar, click Developer settings.</text:p>
        </text:list-item>
        <text:list-item>
          <text:p text:style-name="P47">In the left sidebar, click Personal access tokens.</text:p>
        </text:list-item>
        <text:list-item>
          <text:p text:style-name="P48">Click Generate new token.</text:p>
        </text:list-item>
        <text:list-item>
          <text:p text:style-name="P49">Give your token a descriptive name.</text:p>
        </text:list-item>
        <text:list-item>
          <text:p text:style-name="P50">Select an expiration date</text:p>
        </text:list-item>
        <text:list-item>
          <text:p text:style-name="P51">Select the scopes/permissions to grant this token (for this project everything from ‘repo’ was selected)</text:p>
        </text:list-item>
        <text:list-item>
          <text:p text:style-name="P52">Click Generate token.</text:p>
        </text:list-item>
        <text:list-item>
          <text:p text:style-name="P53">Copy-paste the token and save it somewhere safe.</text:p>
        </text:list-item>
      </text:list>
      <text:p text:style-name="P54"><text:span text:style-name="T55">Source:<text:s/></text:span><text:a xlink:href="https://docs.github.com/en/authentication/keeping-your-account-and-data-secure/creating-a-personal-access-token" office:target-frame-name="_top" xlink:show="replace"><text:span text:style-name="T56">https://docs.github.com/en/authentication/keeping-your-account-and-data-secure/creating-a-personal-access-token</text:span></text:a></text:p>
      <text:p text:style-name="P57">Using SSH :</text:p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0833in" fo:line-height="100%"/>
      <style:text-properties style:font-name="Liberation Sans" style:font-name-asian="Noto Sans CJK SC" style:font-name-complex="Times New Roman" fo:font-weight="bold" style:font-weight-asian="bold" style:font-weight-complex="bold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Liberation Sans" style:font-name-asian="Noto Sans CJK SC" style:font-name-complex="Times New Roman" fo:font-weight="bold" style:font-weight-asian="bold" style:font-weight-complex="bold" style:letter-kerning="true" fo:font-size="14pt" style:font-size-asian="14pt" style:font-size-complex="14pt" fo:language="en" fo:country="CA" style:language-asian="zh" style:country-asian="CN" style:language-complex="hi" style:country-complex="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oto Serif CJK SC" style:font-name-complex="Lohit Devanagari" style:letter-kerning="true" fo:font-size="12pt" style:font-size-asian="12pt" style:font-size-complex="12pt" fo:language="en" fo:country="CA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color="#666666" fo:font-size="11pt" style:font-size-asian="11pt" style:font-size-complex="11pt" fo:language="fr" fo:country="CA"/>
    </style:style>
    <style:style style:name="P3" style:parent-style-name="Standard" style:family="paragraph">
      <style:paragraph-properties fo:line-height="150%"/>
      <style:text-properties fo:color="#666666" fo:font-size="11pt" style:font-size-asian="11pt" style:font-size-complex="11pt" fo:language="fr" fo:country="CA"/>
    </style:style>
    <style:style style:name="T4" style:parent-style-name="DefaultParagraphFont" style:family="text">
      <style:text-properties fo:color="#666666"/>
    </style:style>
    <style:style style:name="T5" style:parent-style-name="DefaultParagraphFont" style:family="text">
      <style:text-properties fo:color="#666666" fo:font-size="9pt" style:font-size-asian="9pt" style:font-size-complex="9pt"/>
    </style:style>
    <style:style style:name="T6" style:parent-style-name="DefaultParagraphFont" style:family="text">
      <style:text-properties fo:color="#000080" fo:font-size="9pt" style:font-size-asian="9pt" style:font-size-complex="9pt"/>
    </style:style>
    <style:style style:name="T7" style:parent-style-name="DefaultParagraphFont" style:family="text">
      <style:text-properties fo:color="#666666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420-321-VA UNIX section 00001</text:p>
        <text:p text:style-name="P3">Veronique Karwowska</text:p>
        <text:p text:style-name="Standard"><text:span text:style-name="T4"><draw:frame draw:style-name="a0" draw:name="Image3" text:anchor-type="as-char" svg:x="0in" svg:y="0in" svg:width="0.62835in" svg:height="0.23071in" style:rel-width="scale" style:rel-height="scale"><draw:image xlink:href="media/image1.png" xlink:type="simple" xlink:show="embed" xlink:actuate="onLoad"/><svg:title>Creative Commons License</svg:title><svg:desc/></draw:frame></text:span><text:span text:style-name="T5">This work is licensed under a<text:s/></text:span><text:a xlink:href="http://creativecommons.org/licenses/by-nc-nd/4.0/" office:target-frame-name="_top" xlink:show="replace"><text:span text:style-name="T6">Creative Commons Attribution-NonCommercial-NoDerivatives 4.0 International License</text:span></text:a><text:span text:style-name="T7">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istrator</meta:initial-creator>
    <dc:creator>Veronique Karwowska</dc:creator>
    <meta:creation-date>2021-12-04T04:49:00Z</meta:creation-date>
    <dc:date>2021-12-04T04:49:00Z</dc:date>
    <meta:template xlink:href="Normal.dotm" xlink:type="simple"/>
    <meta:editing-cycles>2</meta:editing-cycles>
    <meta:editing-duration>PT60S</meta:editing-duration>
    <meta:document-statistic meta:page-count="2" meta:paragraph-count="8" meta:word-count="631" meta:character-count="4225" meta:row-count="30" meta:non-whitespace-character-count="3602"/>
  </office:meta>
</office:document-meta>
</file>